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Normal"><text:span text:style-name="T1">Premessa iniziale: </text:span><text:span text:style-name="T2">Il sistema è stato configurato come descritto nel manuale di installazione. </text:span></text:p>
        <text:p text:style-name="Normal"/>
        <text:p text:style-name="Normal"/>
        <text:list xml:id="list761125046" text:style-name="L1">
          <text:list-item>
            <text:p text:style-name="P1">Avviamo le macchine virtuali con lo script <text:span text:style-name="T3">startnet</text:span>. </text:p>
          </text:list-item>
          <text:list-item>
            <text:p text:style-name="P1">Utilizziamo la macchina virtuale <text:span text:style-name="T3">BootServer</text:span>,ci spostiamo nella cartella <text:span text:style-name="T3">BootServer</text:span> , compiliamo con il comando make e facciamo partire l'applicazione ( <text:span text:style-name="T3">immagine 01 </text:span>) .</text:p>
          </text:list-item>
          <text:list-item>
            <text:p text:style-name="P1">Utilizziamo la macchina virtuale <text:span text:style-name="T3">Client1</text:span>,ci spostiamo nella cartella <text:span text:style-name="T3">Client1</text:span> , compiliamo con il comando make e facciamo partire l'applicazione ( <text:span text:style-name="T3">immagine 02</text:span> ).</text:p>
          </text:list-item>
          <text:list-item>
            <text:p text:style-name="P1">Sulla macchina virtuale<text:span text:style-name="T3"> Client1</text:span> avviata l'applicazione da console inseriamo 66 ( <text:span text:style-name="T3">immagine 03</text:span> ) dopo inseriamo l'ip e la porta del <text:span text:style-name="T3">Server di Boot </text:span>e per loggarci come amministratore l'username e la password ( <text:span text:style-name="T3">immagine 04</text:span> ).</text:p>
          </text:list-item>
          <text:list-item>
            <text:p text:style-name="P1">Sulla macchina virtuale <text:span text:style-name="T3">Client1</text:span> effettuiamo una query sulla tabella Parametri del DB <text:span text:style-name="T3">Conf</text:span> del <text:span text:style-name="T3">Server di Boot</text:span> ( <text:span text:style-name="T3">immagine 05 </text:span>).</text:p>
          </text:list-item>
          <text:list-item>
            <text:p text:style-name="P1">Infine possiamo effettuare l'update di un valore sul DB del <text:span text:style-name="T3">Server di Boot</text:span> ( <text:span text:style-name="T3">immagine 06</text:span>).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212cm" fo:margin-bottom="0.212cm"/>
      <style:text-properties fo:font-size="12pt" fo:font-style="italic"/>
    </style:style>
    <style:style style:name="Normal" style:family="paragraph">
      <style:paragraph-properties style:writing-mode="lr-tb"/>
      <style:text-properties style:font-name="Liberation Serif1" fo:font-size="12pt" fo:language="it" fo:country="IT"/>
    </style:style>
    <style:style style:name="Heading" style:family="paragraph" style:parent-style-name="Normal" style:next-style-name="Text_20_body" style:class="text">
      <style:paragraph-properties fo:margin-top="0.423cm" fo:margin-bottom="0.212cm" fo:keep-with-next="always"/>
      <style:text-properties style:font-name="Liberation Sans" fo:font-size="14pt"/>
    </style:style>
    <style:style style:name="Text_20_body" style:display-name="Text body" style:family="paragraph" style:parent-style-name="Normal" style:class="text">
      <style:paragraph-properties fo:margin-top="0cm" fo:margin-bottom="0.212cm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10-09-16T23:18:15</meta:creation-date>
    <dc:date>2010-09-17T00:33:30</dc:date>
    <meta:editing-duration>PT00H02M06S</meta:editing-duration>
    <meta:editing-cycles>2</meta:editing-cycles>
    <meta:document-statistic meta:table-count="0" meta:image-count="0" meta:object-count="0" meta:page-count="1" meta:paragraph-count="7" meta:word-count="148" meta:character-count="923"/>
  </office:meta>
</office:document-meta>
</file>